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weight-asian="bold" style:font-weight-complex="bold"/>
    </style:style>
    <style:style style:name="P2" style:family="paragraph" style:parent-style-name="Standard">
      <style:text-properties fo:font-size="18pt" fo:font-weight="bold" officeooo:rsid="001680b4" officeooo:paragraph-rsid="001680b4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Standard"><text:a xlink:type="simple" xlink:href="https://www.hackerrank.com/rest/contests/master/challenges/nested-list/hackers/nntram/download_solution" text:style-name="Internet_20_link" text:visited-style-name="Visited_20_Internet_20_Link"><text:span text:style-name="T1">https://www.hackerrank.com/rest/contests/master/challenges/nested-list/hackers/nntram/download_solution</text:span></text:a></text:p>
      <text:p text:style-name="P3"/>
      <text:p text:style-name="Standard"><text:a xlink:type="simple" xlink:href="https://www.hackerrank.com/rest/contests/master/challenges/defaultdict-tutorial/hackers/nntram/download_solution" text:style-name="Internet_20_link" text:visited-style-name="Visited_20_Internet_20_Link"><text:span text:style-name="T1">https://www.hackerrank.com/rest/contests/master/challenges/defaultdict-tutorial/hackers/nntram/download_solution</text:span></text:a></text:p>
      <text:p text:style-name="P3"/>
      <text:p text:style-name="Standard"><text:a xlink:type="simple" xlink:href="https://www.hackerrank.com/rest/contests/master/challenges/symmetric-difference/hackers/nntram/download_solution" text:style-name="Internet_20_link" text:visited-style-name="Visited_20_Internet_20_Link"><text:span text:style-name="T1">https://www.hackerrank.com/rest/contests/master/challenges/symmetric-difference/hackers/nntram/download_solution</text:span></text:a></text:p>
      <text:p text:style-name="P3"/>
      <text:p text:style-name="Standard"><text:a xlink:type="simple" xlink:href="https://www.hackerrank.com/rest/contests/master/challenges/map-and-lambda-expression/hackers/nntram/download_solution" text:style-name="Internet_20_link" text:visited-style-name="Visited_20_Internet_20_Link"><text:span text:style-name="T1">https://www.hackerrank.com/rest/contests/master/challenges/map-and-lambda-expression/hackers/nntram/download_solution</text:span></text:a></text:p>
      <text:p text:style-name="P3"/>
      <text:p text:style-name="Standard"><text:a xlink:type="simple" xlink:href="https://www.hackerrank.com/rest/contests/master/challenges/np-zeros-and-ones/hackers/nntram/download_solution" text:style-name="Internet_20_link" text:visited-style-name="Visited_20_Internet_20_Link"><text:span text:style-name="T1">https://www.hackerrank.com/rest/contests/master/challenges/np-zeros-and-ones/hackers/nntram/download_solution</text:span></text:a></text:p>
      <text:p text:style-name="Standard"/>
      <text:p text:style-name="P2">SQL</text:p>
      <text:p text:style-name="P2"><text:a xlink:type="simple" xlink:href="https://www.hackerrank.com/rest/contests/master/challenges/revising-the-select-query/hackers/nntram/download_solution" text:style-name="Internet_20_link" text:visited-style-name="Visited_20_Internet_20_Link"><text:span text:style-name="T2">https://www.hackerrank.com/rest/contests/master/challenges/revising-the-select-query/hackers/nntram/download_solution</text:span></text:a></text:p>
      <text:p text:style-name="P2"><text:span text:style-name="T2"/></text:p>
      <text:p text:style-name="P2"><text:a xlink:type="simple" xlink:href="https://www.hackerrank.com/rest/contests/master/challenges/revising-the-select-query-2/hackers/nntram/download_solution" text:style-name="Internet_20_link" text:visited-style-name="Visited_20_Internet_20_Link"><text:span text:style-name="T2">https://www.hackerrank.com/rest/contests/master/challenges/revising-the-select-query-2/hackers/nntram/download_solution</text:span></text:a></text:p>
      <text:p text:style-name="P2"><text:span text:style-name="T2"/></text:p>
      <text:p text:style-name="P2"><text:a xlink:type="simple" xlink:href="https://www.hackerrank.com/rest/contests/master/challenges/select-all-sql/hackers/nntram/download_solution" text:style-name="Internet_20_link" text:visited-style-name="Visited_20_Internet_20_Link"><text:span text:style-name="T2">https://www.hackerrank.com/rest/contests/master/challenges/select-all-sql/hackers/nntram/download_solution</text:span></text:a></text:p>
      <text:p text:style-name="P2"><text:span text:style-name="T2"/></text:p>
      <text:p text:style-name="P2"><text:a xlink:type="simple" xlink:href="https://www.hackerrank.com/rest/contests/master/challenges/select-by-id/hackers/nntram/download_solution" text:style-name="Internet_20_link" text:visited-style-name="Visited_20_Internet_20_Link"><text:span text:style-name="T2">https://www.hackerrank.com/rest/contests/master/challenges/select-by-id/hackers/nntram/download_solution</text:span></text:a></text:p>
      <text:p text:style-name="P2"><text:span text:style-name="T2"/></text:p>
      <text:p text:style-name="P2"><text:a xlink:type="simple" xlink:href="https://www.hackerrank.com/rest/contests/master/challenges/japanese-cities-attributes/hackers/nntram/download_solution" text:style-name="Internet_20_link" text:visited-style-name="Visited_20_Internet_20_Link"><text:span text:style-name="T2">https://www.hackerrank.com/rest/contests/master/challenges/japanese-cities-attributes/hackers/nntram/download_solution</text:span></text:a></text:p>
      <text:p text:style-name="P2"><text:span text:style-name="T2"/></text:p>
      <text:p text:style-name="P2"><text:a xlink:type="simple" xlink:href="https://www.hackerrank.com/rest/contests/master/challenges/japanese-cities-name/hackers/nntram/download_solution" text:style-name="Internet_20_link" text:visited-style-name="Visited_20_Internet_20_Link"><text:span text:style-name="T2">https://www.hackerrank.com/rest/contests/master/challenges/japanese-cities-name/hackers/nntram/download_solution</text:span></text:a></text:p>
      <text:p text:style-name="P2"><text:span text:style-name="T2"/></text:p>
      <text:p text:style-name="P2"><text:a xlink:type="simple" xlink:href="https://www.hackerrank.com/rest/contests/master/challenges/weather-observation-station-1/hackers/nntram/download_solution" text:style-name="Internet_20_link" text:visited-style-name="Visited_20_Internet_20_Link"><text:span text:style-name="T2">https://www.hackerrank.com/rest/contests/master/challenges/weather-observation-station-1/hackers/nntram/download_solution</text:span></text:a></text:p>
      <text:p text:style-name="P2"><text:span text:style-name="T2"/></text:p>
      <text:p text:style-name="P2"><text:a xlink:type="simple" xlink:href="https://www.hackerrank.com/rest/contests/master/challenges/asian-population/hackers/nntram/download_solution" text:style-name="Internet_20_link" text:visited-style-name="Visited_20_Internet_20_Link"><text:span text:style-name="T2">https://www.hackerrank.com/rest/contests/master/challenges/asian-population/hackers/nntram/download_solution</text:span></text:a></text:p>
      <text:p text:style-name="P2"><text:span text:style-name="T2"/></text:p>
      <text:p text:style-name="P2"><text:a xlink:type="simple" xlink:href="https://www.hackerrank.com/rest/contests/master/challenges/african-cities/hackers/nntram/download_solution" text:style-name="Internet_20_link" text:visited-style-name="Visited_20_Internet_20_Link"><text:span text:style-name="T2">https://www.hackerrank.com/rest/contests/master/challenges/african-cities/hackers/nntram/download_solution</text:span></text:a></text:p>
      <text:p text:style-name="P2"><text:span text:style-name="T2"/></text:p>
      <text:p text:style-name="P2"><text:soft-page-break/><text:span text:style-name="T2"/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0:30:12.258746437</meta:creation-date>
    <dc:date>2019-09-29T23:35:00.803147397</dc:date>
    <meta:editing-duration>PT9M45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2" meta:paragraph-count="16" meta:word-count="16" meta:character-count="1573" meta:non-whitespace-character-count="1573"/>
  </office:meta>
</office:document-meta>
</file>